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758cb" officeooo:paragraph-rsid="000758cb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style:text-underline-style="none" fo:font-weight="bold" officeooo:rsid="000758cb" officeooo:paragraph-rsid="000758cb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style:text-underline-style="none" fo:font-weight="bold" officeooo:rsid="000bb031" officeooo:paragraph-rsid="000bb031" style:font-weight-asian="bold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0758cb" officeooo:paragraph-rsid="000758cb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 DO Thesis</text:p>
      <text:p text:style-name="P1"/>
      <text:list xml:id="list3761184090" text:style-name="L1">
        <text:list-item>
          <text:p text:style-name="P2">Finish the automated calibration program for IMU</text:p>
          <text:list>
            <text:list-item>
              <text:p text:style-name="P4">Automated flashing to arduino</text:p>
            </text:list-item>
            <text:list-item>
              <text:p text:style-name="P4">Accelerometer (Done)</text:p>
            </text:list-item>
            <text:list-item>
              <text:p text:style-name="P4">Gyroscope</text:p>
            </text:list-item>
            <text:list-item>
              <text:p text:style-name="P4">Magnetometer</text:p>
            </text:list-item>
            <text:list-item>
              <text:p text:style-name="P4">Save files option</text:p>
            </text:list-item>
            <text:list-item>
              <text:p text:style-name="P4">Update everything to GIT </text:p>
            </text:list-item>
            <text:list-item>
              <text:p text:style-name="P4">Will include calculating drifts and graphing</text:p>
            </text:list-item>
          </text:list>
        </text:list-item>
        <text:list-item>
          <text:p text:style-name="P2">Manual for building up the submarine</text:p>
        </text:list-item>
        <text:list-item>
          <text:p text:style-name="P3">Programming ROS</text:p>
        </text:list-item>
        <text:list-item>
          <text:p text:style-name="P3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3T13:22:05.144211341</meta:creation-date>
    <dc:date>2020-11-24T12:21:54.781545811</dc:date>
    <meta:editing-duration>PT6H39M6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12" meta:word-count="50" meta:character-count="278" meta:non-whitespace-character-count="249"/>
  </office:meta>
</office:document-meta>
</file>